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3.056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3.05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.42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9" style:family="graphic" style:parent-style-name="standard">
      <style:graphic-properties draw:textarea-horizontal-align="justify" draw:textarea-vertical-align="middle" draw:auto-grow-height="false" fo:min-height="3.306cm" fo:min-width="2.04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0.0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556cm" svg:height="2.54cm" svg:x="3.556cm" svg:y="12.19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54cm" svg:x="8.89cm" svg:y="12.19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54cm" svg:x="6.35cm" svg:y="7.112cm">
          <text:p text:style-name="P1">25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2.54cm" svg:x="13.716cm" svg:y="6.85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2.286cm" svg:x="9.398cm" svg:y="2.286cm">
          <text:p text:style-name="P1">257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874cm" svg:y1="7.112cm" svg:x2="11.43cm" svg:y2="4.572cm">
          <text:p/>
        </draw:line>
        <draw:line draw:style-name="gr3" draw:text-style-name="P2" draw:layer="layout" svg:x1="15.748cm" svg:y1="6.858cm" svg:x2="11.43cm" svg:y2="4.572cm">
          <text:p/>
        </draw:line>
        <draw:line draw:style-name="gr3" draw:text-style-name="P2" draw:layer="layout" svg:x1="10.922cm" svg:y1="11.938cm" svg:x2="7.62cm" svg:y2="9.652cm">
          <text:p/>
        </draw:line>
        <draw:line draw:style-name="gr3" draw:text-style-name="P2" draw:layer="layout" svg:x1="7.62cm" svg:y1="9.652cm" svg:x2="4.572cm" svg:y2="12.192cm">
          <text:p/>
        </draw:line>
        <draw:frame draw:style-name="gr4" draw:text-style-name="P3" draw:layer="layout" svg:width="6.124cm" svg:height="0.963cm" svg:x="9.099cm" svg:y="10.001cm">
          <draw:text-box>
            <text:p>longanciennechaine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5" draw:layer="layout" svg:width="1.92cm" svg:height="5.939cm" svg:x="24.242cm" svg:y="0cm">
          <draw:text-box>
            <text:p>T : 3</text:p>
            <text:p>R : 5</text:p>
            <text:p>O : 5</text:p>
            <text:p>P : 2</text:p>
            <text:p>F : 2</text:p>
            <text:p>D : 2</text:p>
            <text:p><text:s text:c="4"/>: 3</text:p>
            <text:p/>
          </draw:text-box>
        </draw:frame>
        <draw:custom-shape draw:style-name="gr7" draw:text-style-name="P1" draw:layer="layout" svg:width="2.54cm" svg:height="1.524cm" svg:x="5.334cm" svg:y="13.462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1.524cm" svg:x="9.144cm" svg:y="13.462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1.524cm" svg:x="7.112cm" svg:y="10.414cm">
          <text:p text:style-name="P1">256</text:p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1.524cm" svg:x="20.066cm" svg:y="12.954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4cm" svg:height="1.524cm" svg:x="24.13cm" svg:y="12.9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1.524cm" svg:x="22.098cm" svg:y="10.668cm">
          <text:p text:style-name="P1">257</text:p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4cm" svg:height="3.556cm" draw:transform="skewX (0.00174532925199433) translate (-5.588cm 1.2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1.524cm" svg:x="11.176cm" svg:y="10.414cm">
          <text:p text:style-name="P1">T</text:p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128cm" svg:y1="11.938cm" svg:x2="6.35cm" svg:y2="13.716cm">
          <text:p/>
        </draw:line>
        <draw:line draw:style-name="gr3" draw:text-style-name="P2" draw:layer="layout" svg:x1="8.89cm" svg:y1="11.938cm" svg:x2="10.668cm" svg:y2="13.462cm">
          <text:p/>
        </draw:line>
        <draw:custom-shape draw:style-name="gr7" draw:text-style-name="P1" draw:layer="layout" svg:width="2.54cm" svg:height="1.524cm" svg:x="8.89cm" svg:y="7.366cm">
          <text:p text:style-name="P1">258</text:p>
          <text:p text:style-name="P1">7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906cm" svg:y1="9.144cm" svg:x2="8.382cm" svg:y2="10.414cm">
          <text:p/>
        </draw:line>
        <draw:line draw:style-name="gr3" draw:text-style-name="P2" draw:layer="layout" svg:x1="12.192cm" svg:y1="10.414cm" svg:x2="10.414cm" svg:y2="8.89cm">
          <text:p/>
        </draw:line>
        <draw:custom-shape draw:style-name="gr10" draw:text-style-name="P1" draw:layer="layout" svg:width="2.54cm" svg:height="1.016cm" svg:x="0.254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1.524cm" svg:x="26.162cm" svg:y="10.668cm">
          <text:p text:style-name="P1">O</text:p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1.524cm" svg:x="24.13cm" svg:y="7.874cm">
          <text:p text:style-name="P1">259</text:p>
          <text:p text:style-name="P1">1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4.892cm" svg:y1="12.954cm" svg:x2="23.622cm" svg:y2="12.192cm">
          <text:p/>
        </draw:line>
        <draw:line draw:style-name="gr3" draw:text-style-name="P2" draw:layer="layout" svg:x1="23.114cm" svg:y1="12.192cm" svg:x2="21.59cm" svg:y2="12.954cm">
          <text:p/>
        </draw:line>
        <draw:line draw:style-name="gr3" draw:text-style-name="P2" draw:layer="layout" svg:x1="25.4cm" svg:y1="9.144cm" svg:x2="23.114cm" svg:y2="10.668cm">
          <text:p/>
        </draw:line>
        <draw:line draw:style-name="gr3" draw:text-style-name="P2" draw:layer="layout" svg:x1="27.178cm" svg:y1="10.668cm" svg:x2="25.4cm" svg:y2="9.398cm">
          <text:p/>
        </draw:line>
        <draw:custom-shape draw:style-name="gr7" draw:text-style-name="P1" draw:layer="layout" svg:width="2.54cm" svg:height="1.524cm" svg:x="13.97cm" svg:y="7.366cm">
          <text:p text:style-name="P1">R</text:p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1.524cm" svg:x="10.922cm" svg:y="3.556cm">
          <text:p text:style-name="P1">260</text:p>
          <text:p text:style-name="P1">12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922cm" svg:y1="7.366cm" svg:x2="11.938cm" svg:y2="5.08cm">
          <text:p/>
        </draw:line>
        <draw:line draw:style-name="gr3" draw:text-style-name="P2" draw:layer="layout" svg:x1="12.446cm" svg:y1="5.08cm" svg:x2="15.494cm" svg:y2="7.366cm">
          <text:p/>
        </draw:line>
        <draw:line draw:style-name="gr3" draw:text-style-name="P2" draw:layer="layout" svg:x1="11.938cm" svg:y1="3.556cm" svg:x2="19.05cm" svg:y2="0.508cm">
          <text:p/>
        </draw:line>
        <draw:custom-shape draw:style-name="gr7" draw:text-style-name="P1" draw:layer="layout" svg:width="2.54cm" svg:height="1.524cm" svg:x="18.288cm" svg:y="-1.016cm">
          <text:p text:style-name="P1">261</text:p>
          <text:p text:style-name="P1">22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5.654cm" svg:y1="7.874cm" svg:x2="19.558cm" svg:y2="0.508cm">
          <text:p/>
        </draw:lin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3" draw:text-style-name="P2" draw:layer="layout" svg:x1="13.97cm" svg:y1="6.35cm" svg:x2="9.144cm" svg:y2="11.176cm">
          <text:p/>
        </draw:line>
        <draw:line draw:style-name="gr3" draw:text-style-name="P2" draw:layer="layout" svg:x1="20.574cm" svg:y1="12.446cm" svg:x2="13.97cm" svg:y2="5.842cm">
          <text:p/>
        </draw:line>
        <draw:frame draw:style-name="gr11" draw:text-style-name="P5" draw:layer="layout" svg:width="0.853cm" svg:height="0.962cm" svg:x="9.108cm" svg:y="7.62cm">
          <draw:text-box>
            <text:p>0</text:p>
          </draw:text-box>
        </draw:frame>
        <draw:frame draw:style-name="gr11" draw:text-style-name="P5" draw:layer="layout" svg:width="0.853cm" svg:height="0.962cm" svg:x="19.05cm" svg:y="8.382cm">
          <draw:text-box>
            <text:p>1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2" draw:text-style-name="P5" draw:layer="layout" svg:width="20.56cm" svg:height="8.072cm" svg:x="3.556cm" svg:y="2.286cm">
          <draw:text-box>
            <text:p>- creation du buffer de (1 octtect)</text:p>
            <text:p>- lit le carractere</text:p>
            <text:p>- lit actect par oactect la chaine associer</text:p>
            <text:p>- vérifie si sa déborede</text:p>
            <text:p><text:tab/>- si c’est 0 je déclae le ruban a gauche (leftshift : &lt;&lt;=)</text:p>
            <text:p><text:tab/>- si c’est 1 je décale et j’écrit (+1)</text:p>
            <text:p>- si plein ecrit le buffer dans le fichier puis <text:s/>vide le buffer vide le comteur</text:p>
            <text:p/>
            <text:p>Fin fonction ecriture</text:p>
            <text:p/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6:15:20.323300260</meta:creation-date>
    <dc:date>2016-10-26T13:05:10.201974918</dc:date>
    <meta:editing-duration>PT13M13S</meta:editing-duration>
    <meta:editing-cycles>4</meta:editing-cycles>
    <meta:generator>LibreOffice/5.2.2.2$Linux_X86_64 LibreOffice_project/20m0$Build-2</meta:generator>
    <meta:document-statistic meta:object-count="72"/>
  </office:meta>
</office:document-meta>
</file>